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Vaso Novo </text:p>
      <text:p text:style-name="P1"/>
      <text:p text:style-name="P1">Intro: D G A G A </text:p>
      <text:p text:style-name="P1"/>
      <text:p text:style-name="P1">D <text:s text:c="9"/>G </text:p>
      <text:p text:style-name="P1"><text:s/>A tua presença é </text:p>
      <text:p text:style-name="P1">A <text:s text:c="9"/>G <text:s text:c="11"/>D <text:s text:c="2"/>G A G </text:p>
      <text:p text:style-name="P1"><text:s/>Mais preciosa do que o ouro </text:p>
      <text:p text:style-name="P1">D <text:s text:c="9"/>G<text:tab/>A </text:p>
      <text:p text:style-name="P1"><text:s/>A tua presença é </text:p>
      <text:p text:style-name="P1"><text:s text:c="12"/>G <text:s text:c="10"/>D <text:s text:c="2"/>G A G </text:p>
      <text:p text:style-name="P1"><text:s/>Socorro presente na angústia </text:p>
      <text:p text:style-name="P1"/>
      <text:p text:style-name="P1">D <text:s text:c="7"/>G<text:tab/> <text:s text:c="4"/>A </text:p>
      <text:p text:style-name="P1"><text:s/>Conheces o meu andar </text:p>
      <text:p text:style-name="P1"><text:s text:c="14"/>G <text:s text:c="12"/>D <text:s text:c="2"/>G A G </text:p>
      <text:p text:style-name="P1"><text:s/>Sabes quando deito ou me levanto </text:p>
      <text:p text:style-name="P1">D <text:s text:c="7"/>G </text:p>
      <text:p text:style-name="P1"><text:s/>Conheces meu coração </text:p>
      <text:p text:style-name="P1">A G <text:s text:c="20"/>D <text:s/>G A </text:p>
      <text:p text:style-name="P1"><text:s text:c="3"/>Sabes dos meus intentos </text:p>
      <text:p text:style-name="P1"><text:s/>D <text:s text:c="3"/><text:tab/> <text:s text:c="4"/>G <text:s text:c="5"/><text:tab/> <text:s/>A </text:p>
      <text:p text:style-name="P1"><text:s/>Toma minha vida em tuas mãos </text:p>
      <text:p text:style-name="P1"><text:s text:c="6"/>G <text:s text:c="5"/></text:p>
      <text:p text:style-name="P1"><text:s/>E me faz de novo </text:p>
      <text:p text:style-name="P1"><text:s/>D <text:s text:c="3"/><text:tab/> <text:s text:c="3"/>G <text:s text:c="7"/>A </text:p>
      <text:p text:style-name="P1"><text:s/>Vaso novo eu quero ser </text:p>
      <text:p text:style-name="P1"><text:s text:c="5"/><text:tab/> <text:s/>G </text:p>
      <text:p text:style-name="P1"><text:s/>O mais precioso </text:p>
      <text:p text:style-name="P1"/>
      <text:p text:style-name="P1"><text:s/>D <text:s text:c="10"/>G <text:s text:c="10"/>A </text:p>
      <text:p text:style-name="P1"><text:s/>Toma minha vida em tuas mãos </text:p>
      <text:p text:style-name="P1"><text:s text:c="13"/>G <text:s text:c="12"/>Em </text:p>
      <text:p text:style-name="P1"><text:s/>Pra que eu possa sempre te adorar </text:p>
      <text:p text:style-name="P1"><text:s text:c="7"/>A </text:p>
      <text:p text:style-name="P1"><text:s/>E te entregar </text:p>
      <text:p text:style-name="P1"><text:s text:c="10"/>Intro: D G A G A </text:p>
      <text:p text:style-name="P1"><text:s/>A minha vida </text:p>
      <text:p text:style-name="P1"/>
      <text:p text:style-name="P1"><text:s/>Final: D </text:p>
      <text:p text:style-name="P1"/>
      <text:p text:style-name="P1">----------------- Acordes ----------------- </text:p>
      <text:p text:style-name="P1">D/F# = 2 X 0 2 3 2 </text:p>
      <text:p text:style-name="P1">D = X X 0 2 3 2 </text:p>
      <text:p text:style-name="P1">Bm = X 2 4 4 3 2 </text:p>
      <text:p text:style-name="P1">A = X 0 2 2 2 0 </text:p>
      <text:p text:style-name="P1">G = 3 2 0 0 0 3 </text:p>
      <text:p text:style-name="P1">Em = 0 2 2 0 0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9:34:32</meta:creation-date>
    <dc:date>2016-05-14T19:47:34</dc:date>
    <meta:editing-duration>PT13M3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42" meta:word-count="185" meta:character-count="921" meta:non-whitespace-character-count="469"/>
  </office:meta>
</office:document-meta>
</file>